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24-03-20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23-03-21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22-03-28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21-03-18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0772" calcext:value-type="float">
            <text:p>38.1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54096" calcext:value-type="float">
            <text:p>46.02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4788" calcext:value-type="float">
            <text:p>36.78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6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5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18112034201</text:p>
          </table:table-cell>
          <table:table-cell office:value-type="string" calcext:value-type="string">
            <text:p>195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36" meta:object-count="0"/>
    <meta:user-defined meta:name="AppVersion">3.0</meta:user-defined>
  </office:meta>
</office:document-meta>
</file>